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0d90" officeooo:paragraph-rsid="000f0d9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59e2" officeooo:paragraph-rsid="001259e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f0d90" officeooo:paragraph-rsid="000f0d90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f0d90" officeooo:paragraph-rsid="000f0d9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f766a" officeooo:paragraph-rsid="000f766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0f766a" officeooo:paragraph-rsid="0010874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f766a"/>
    </style:style>
    <style:style style:name="P8" style:family="paragraph" style:parent-style-name="Standard">
      <style:paragraph-properties fo:text-align="justify" style:justify-single-word="false"/>
      <style:text-properties officeooo:paragraph-rsid="0010874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officeooo:rsid="000f766a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766a" style:font-style-asian="normal" style:font-style-complex="normal"/>
    </style:style>
    <style:style style:name="T5" style:family="text">
      <style:text-properties fo:font-style="normal" officeooo:rsid="00108749" style:font-style-asian="normal" style:font-style-complex="normal"/>
    </style:style>
    <style:style style:name="T6" style:family="text">
      <style:text-properties fo:font-style="normal" style:text-underline-style="none" fo:font-weight="normal" officeooo:rsid="00108749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ning a Laravel App from GitHub</text:p>
      <text:p text:style-name="P2"><text:span text:style-name="T9">1. Create a database called</text:span><text:span text:style-name="T8"> <text:s/>“ocas”</text:span></text:p>
      <text:p text:style-name="P3">1. First download or clone the the project. For download click clone or download an then download as a zip. And for clone use the following command</text:p>
      <text:p text:style-name="P4"><text:tab/><text:span text:style-name="T1">git clone </text:span><text:a xlink:type="simple" xlink:href="https://github.com/tah33/ocas.git" text:style-name="Internet_20_link" text:visited-style-name="Visited_20_Internet_20_Link"><text:span text:style-name="T1">https://github.com/tah33/ocas.git</text:span></text:a></text:p>
      <text:p text:style-name="P3"><text:span text:style-name="T1">2.</text:span><text:span text:style-name="T3">Download the composer from the following link. </text:span><text:span text:style-name="T4">Please download the windows installer (.exe file) </text:span></text:p>
      <text:p text:style-name="P4"><text:a xlink:type="simple" xlink:href="https://getcomposer.org/download/" text:style-name="Internet_20_link" text:visited-style-name="Visited_20_Internet_20_Link"><text:span text:style-name="T1">https://getcomposer.org/download/</text:span></text:a></text:p>
      <text:p text:style-name="P5"><text:span text:style-name="T1">3.</text:span><text:span text:style-name="T3">Now goto inside the project folder, open cmd run the below command</text:span></text:p>
      <text:p text:style-name="P5"><text:span text:style-name="T3"><text:tab/><text:tab/><text:tab/></text:span><text:span text:style-name="T1">composer install</text:span></text:p>
      <text:p text:style-name="P5"><text:span text:style-name="T1">After suucessfull installation type below command</text:span></text:p>
      <text:p text:style-name="P7"><text:span text:style-name="T2"><text:tab/><text:tab/><text:tab/><text:tab/></text:span><text:span text:style-name="Source_20_Text"><text:span text:style-name="T1">php artisan key:generate</text:span></text:span></text:p>
      <text:p text:style-name="P6"><text:span text:style-name="T3">After generating the key use the </text:span><text:span text:style-name="T5">seeder to store data in database. For do that use below command</text:span></text:p>
      <text:p text:style-name="P8"><text:span text:style-name="T6"><text:tab/><text:tab/><text:tab/><text:tab/></text:span><text:span text:style-name="Source_20_Text"><text:span text:style-name="T5">php artisan migrate:refresh --see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33:29.980265048</meta:creation-date>
    <dc:date>2019-10-31T18:52:44.974482000</dc:date>
    <meta:editing-duration>PT3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03" meta:character-count="689" meta:non-whitespace-character-count="585"/>
  </office:meta>
</office:document-meta>
</file>